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B000000BC16BA967C7DE4244A.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fo:font-size="13pt" style:text-underline-style="solid" style:text-underline-width="auto" style:text-underline-color="font-color" fo:font-weight="bold" officeooo:paragraph-rsid="00077a90" style:font-size-asian="13pt" style:font-weight-asian="bold" style:font-size-complex="13pt" style:font-weight-complex="bold"/>
    </style:style>
    <style:style style:name="P2" style:family="paragraph" style:parent-style-name="Standard">
      <style:text-properties fo:font-size="11pt" style:text-underline-style="none" fo:font-weight="normal" officeooo:paragraph-rsid="00077a90" style:font-size-asian="11pt" style:font-weight-asian="normal" style:font-size-complex="11pt" style:font-weight-complex="normal"/>
    </style:style>
    <style:style style:name="P3" style:family="paragraph" style:parent-style-name="Standard">
      <style:text-properties fo:font-size="11pt" style:text-underline-style="none" fo:font-weight="normal" officeooo:paragraph-rsid="00079271" style:font-size-asian="11pt" style:font-weight-asian="normal" style:font-size-complex="11pt" style:font-weight-complex="normal"/>
    </style:style>
    <style:style style:name="P4" style:family="paragraph" style:parent-style-name="Standard">
      <style:text-properties fo:font-size="11pt" style:text-underline-style="none" fo:font-weight="normal" officeooo:paragraph-rsid="00091196" style:font-size-asian="11pt" style:font-weight-asian="normal" style:font-size-complex="11pt" style:font-weight-complex="normal"/>
    </style:style>
    <style:style style:name="P5" style:family="paragraph" style:parent-style-name="Text_20_body">
      <style:text-properties fo:font-size="12pt" style:text-underline-style="none" fo:font-weight="normal" officeooo:paragraph-rsid="00079271" style:font-size-asian="11pt" style:font-weight-asian="normal" style:font-size-complex="11pt" style:font-weight-complex="normal"/>
    </style:style>
    <style:style style:name="P6" style:family="paragraph" style:parent-style-name="Text_20_body">
      <style:paragraph-properties fo:margin-top="0cm" fo:margin-bottom="0cm" loext:contextual-spacing="false"/>
      <style:text-properties fo:font-variant="normal" fo:text-transform="none" fo:color="#000000" style:font-name="Liberation Serif" fo:font-size="12pt" fo:letter-spacing="normal" fo:font-style="normal" style:text-underline-style="solid" style:text-underline-width="auto" style:text-underline-color="font-color" fo:font-weight="bold" officeooo:paragraph-rsid="00091196" style:font-size-asian="12pt" style:font-weight-asian="bold" style:font-size-complex="12pt" style:font-weight-complex="bold"/>
    </style:style>
    <style:style style:name="P7"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8"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9"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11pt" style:font-weight-asian="normal" style:font-size-complex="11pt" style:font-weight-complex="normal"/>
    </style:style>
    <style:style style:name="P10"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b0fad" style:font-size-asian="11pt" style:font-weight-asian="normal" style:font-size-complex="11pt" style:font-weight-complex="normal"/>
    </style:style>
    <style:style style:name="P11"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9.60000038146973pt" style:font-weight-asian="normal" style:font-size-complex="11pt" style:font-weight-complex="normal"/>
    </style:style>
    <style:style style:name="P12"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1c41" style:font-size-asian="9.60000038146973pt" style:font-weight-asian="normal" style:font-size-complex="11pt" style:font-weight-complex="normal"/>
    </style:style>
    <style:style style:name="P13"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rsid="000a1c41" officeooo:paragraph-rsid="000a479a" style:font-size-asian="9.60000038146973pt" style:font-weight-asian="normal" style:font-size-complex="11pt" style:font-weight-complex="normal"/>
    </style:style>
    <style:style style:name="P14"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a479a" style:font-size-asian="9.60000038146973pt" style:font-weight-asian="normal" style:font-size-complex="11pt" style:font-weight-complex="normal"/>
    </style:style>
    <style:style style:name="P15" style:family="paragraph" style:parent-style-name="Text_20_body">
      <style:paragraph-properties fo:margin-top="0cm" fo:margin-bottom="0cm" loext:contextual-spacing="false"/>
      <style:text-properties fo:font-variant="normal" fo:text-transform="none" fo:color="#000000" style:font-name="Liberation Serif" fo:font-size="11pt" fo:letter-spacing="normal" fo:font-style="normal" fo:font-weight="bold" officeooo:paragraph-rsid="00091196" style:font-size-asian="11pt" style:font-size-complex="11pt"/>
    </style:style>
    <style:style style:name="P16"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weight-asian="normal" style:font-size-complex="11pt" style:font-weight-complex="normal"/>
    </style:style>
    <style:style style:name="P17"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fo:font-weight="normal" officeooo:paragraph-rsid="00091196" style:font-size-asian="11pt" style:font-size-complex="11pt"/>
    </style:style>
    <style:style style:name="P18" style:family="paragraph" style:parent-style-name="Text_20_body" style:list-style-name="L1">
      <style:paragraph-properties fo:margin-top="0cm" fo:margin-bottom="0cm" loext:contextual-spacing="false"/>
      <style:text-properties fo:font-variant="normal" fo:text-transform="none" fo:color="#000000" style:font-name="Liberation Serif" fo:font-size="11pt" fo:letter-spacing="normal" fo:font-style="normal" style:text-underline-style="none" fo:font-weight="normal" officeooo:paragraph-rsid="00091196" style:font-size-asian="11pt" style:font-weight-asian="normal" style:font-size-complex="11pt" style:font-weight-complex="normal"/>
    </style:style>
    <style:style style:name="P19" style:family="paragraph" style:parent-style-name="Text_20_body">
      <style:paragraph-properties fo:margin-top="0cm" fo:margin-bottom="0cm" loext:contextual-spacing="false"/>
      <style:text-properties fo:font-weight="bold" officeooo:paragraph-rsid="00091196"/>
    </style:style>
    <style:style style:name="P20" style:family="paragraph" style:parent-style-name="Text_20_body">
      <style:paragraph-properties fo:margin-top="0cm" fo:margin-bottom="0cm" loext:contextual-spacing="false"/>
      <style:text-properties fo:font-size="13pt" style:text-underline-style="solid" style:text-underline-width="auto" style:text-underline-color="font-color" fo:font-weight="bold" officeooo:paragraph-rsid="00091196" style:font-size-asian="13pt" style:font-size-complex="13pt"/>
    </style:style>
    <style:style style:name="P21" style:family="paragraph" style:parent-style-name="Text_20_body">
      <style:paragraph-properties fo:margin-top="0cm" fo:margin-bottom="0cm" loext:contextual-spacing="false"/>
      <style:text-properties style:font-name="Liberation Serif" fo:font-size="11pt" style:text-underline-style="none" fo:font-weight="normal" officeooo:paragraph-rsid="00091196" style:font-size-asian="11pt" style:font-weight-asian="normal" style:font-size-complex="11pt" style:font-weight-complex="normal"/>
    </style:style>
    <style:style style:name="P22" style:family="paragraph" style:parent-style-name="Text_20_body">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23" style:family="paragraph" style:parent-style-name="Text_20_body" style:list-style-name="L2">
      <style:paragraph-properties fo:margin-top="0cm" fo:margin-bottom="0cm" loext:contextual-spacing="false"/>
      <style:text-properties style:font-name="Liberation Serif" fo:font-size="11pt" style:text-underline-style="none" fo:font-weight="normal" officeooo:paragraph-rsid="000fcef6" style:font-size-asian="11pt" style:font-weight-asian="normal" style:font-size-complex="11pt" style:font-weight-complex="normal"/>
    </style:style>
    <style:style style:name="P24"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11pt" style:font-weight-asian="normal" style:font-size-complex="11pt" style:font-weight-complex="normal"/>
    </style:style>
    <style:style style:name="P25" style:family="paragraph" style:parent-style-name="Text_20_body">
      <style:paragraph-properties fo:margin-top="0cm" fo:margin-bottom="0cm" loext:contextual-spacing="false"/>
      <style:text-properties style:font-name="Liberation Serif" fo:font-size="11pt" style:text-underline-style="none" fo:font-weight="normal" officeooo:paragraph-rsid="00114ead" style:font-size-asian="9.60000038146973pt" style:font-weight-asian="normal" style:font-size-complex="11pt" style:font-weight-complex="normal"/>
    </style:style>
    <style:style style:name="P26" style:family="paragraph" style:parent-style-name="Text_20_body">
      <style:paragraph-properties fo:margin-top="0cm" fo:margin-bottom="0cm" loext:contextual-spacing="false"/>
      <style:text-properties style:font-name="Liberation Serif" fo:font-size="11pt" officeooo:paragraph-rsid="00091196" style:font-size-asian="11pt" style:font-size-complex="11pt"/>
    </style:style>
    <style:style style:name="P27" style:family="paragraph" style:parent-style-name="Text_20_body">
      <style:paragraph-properties fo:margin-top="0cm" fo:margin-bottom="0cm" loext:contextual-spacing="false"/>
      <style:text-properties style:font-name="Liberation Serif" fo:font-size="12pt" style:text-underline-style="solid" style:text-underline-width="auto" style:text-underline-color="font-color" fo:font-weight="bold" officeooo:paragraph-rsid="00114ead" style:font-size-asian="12pt" style:font-weight-asian="bold" style:font-size-complex="12pt" style:font-weight-complex="bold"/>
    </style:style>
    <style:style style:name="T1" style:family="text">
      <style:text-properties officeooo:rsid="00077a90"/>
    </style:style>
    <style:style style:name="T2" style:family="text">
      <style:text-properties officeooo:rsid="00079271"/>
    </style:style>
    <style:style style:name="T3" style:family="text">
      <style:text-properties fo:font-variant="normal" fo:text-transform="none" fo:color="#000000" style:font-name="Liberation Serif" fo:font-size="11pt" fo:letter-spacing="normal" fo:font-style="normal"/>
    </style:style>
    <style:style style:name="T4" style:family="text">
      <style:text-properties fo:font-variant="normal" fo:text-transform="none" fo:color="#000000" style:font-name="Liberation Serif" fo:font-size="11pt" fo:letter-spacing="normal" fo:font-style="normal" officeooo:rsid="00079271"/>
    </style:style>
    <style:style style:name="T5" style:family="text">
      <style:text-properties fo:font-variant="normal" fo:text-transform="none" fo:color="#000000" style:font-name="Liberation Serif" fo:font-size="11pt" fo:letter-spacing="normal" fo:font-style="italic" style:font-style-asian="italic" style:font-style-complex="italic"/>
    </style:style>
    <style:style style:name="T6" style:family="text">
      <style:text-properties fo:font-variant="normal" fo:text-transform="none" fo:color="#000000" fo:letter-spacing="normal" fo:font-style="normal" fo:font-weight="normal"/>
    </style:style>
    <style:style style:name="T7" style:family="text">
      <style:text-properties fo:font-variant="normal" fo:text-transform="none" fo:color="#000000" fo:letter-spacing="normal" fo:font-style="normal" fo:font-weight="normal" style:font-weight-asian="normal" style:font-weight-complex="normal"/>
    </style:style>
    <style:style style:name="T8" style:family="text">
      <style:text-properties fo:font-size="11pt"/>
    </style:style>
    <style:style style:name="T9" style:family="text">
      <style:text-properties fo:font-size="11pt" officeooo:rsid="00079271"/>
    </style:style>
    <style:style style:name="T10" style:family="text">
      <style:text-properties fo:font-style="italic"/>
    </style:style>
    <style:style style:name="T11" style:family="text">
      <style:text-properties fo:font-style="italic" style:font-style-asian="italic" style:font-style-complex="italic"/>
    </style:style>
    <style:style style:name="T12" style:family="text">
      <style:text-properties fo:font-style="italic" fo:font-weight="bold" style:font-style-asian="italic" style:font-weight-asian="bold" style:font-style-complex="italic" style:font-weight-complex="bold"/>
    </style:style>
    <style:style style:name="T13" style:family="text">
      <style:text-properties officeooo:rsid="00091196"/>
    </style:style>
    <style:style style:name="T14" style:family="text">
      <style:text-properties fo:font-weight="bold" style:font-weight-asian="bold" style:font-weight-complex="bold"/>
    </style:style>
    <style:style style:name="T15" style:family="text">
      <style:text-properties style:text-underline-style="none" style:font-weight-asian="normal" style:font-weight-complex="normal"/>
    </style:style>
    <style:style style:name="T16" style:family="text">
      <style:text-properties style:text-underline-style="none" fo:font-weight="normal" style:font-weight-asian="normal" style:font-weight-complex="normal"/>
    </style:style>
    <style:style style:name="T17" style:family="text">
      <style:text-properties style:text-underline-style="none" fo:font-weight="normal" officeooo:rsid="000e0334" style:font-weight-asian="normal" style:font-weight-complex="normal"/>
    </style:style>
    <style:style style:name="T18" style:family="text">
      <style:text-properties style:text-underline-style="none" fo:font-weight="normal" officeooo:rsid="00130b06" style:font-weight-asian="normal" style:font-weight-complex="normal"/>
    </style:style>
    <style:style style:name="T19" style:family="text">
      <style:text-properties fo:font-weight="normal"/>
    </style:style>
    <style:style style:name="T20" style:family="text">
      <style:text-properties style:font-weight-asian="normal" style:font-weight-complex="normal"/>
    </style:style>
    <style:style style:name="T21" style:family="text">
      <style:text-properties officeooo:rsid="000a1c41"/>
    </style:style>
    <style:style style:name="T22" style:family="text">
      <style:text-properties officeooo:rsid="000a479a"/>
    </style:style>
    <style:style style:name="T23" style:family="text">
      <style:text-properties officeooo:rsid="000b0fad"/>
    </style:style>
    <style:style style:name="T24" style:family="text">
      <style:text-properties style:text-underline-style="solid" style:text-underline-width="auto" style:text-underline-color="font-color"/>
    </style:style>
    <style:style style:name="T25" style:family="text">
      <style:text-properties style:text-underline-style="solid" style:text-underline-width="auto" style:text-underline-color="font-color" officeooo:rsid="000a479a"/>
    </style:style>
    <style:style style:name="T26" style:family="text">
      <style:text-properties officeooo:rsid="000fcef6"/>
    </style:style>
    <style:style style:name="T27" style:family="text">
      <style:text-properties officeooo:rsid="00114ead"/>
    </style:style>
    <style:style style:name="T28" style:family="text">
      <style:text-properties officeooo:rsid="001269e2"/>
    </style:style>
    <style:style style:name="T29" style:family="text">
      <style:text-properties officeooo:rsid="00140cb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ata Objects, Variables, and Constants:</text:p>
      <text:p text:style-name="P2">The data storage areas of an actual computer <text:span text:style-name="T1">(</text:span>memory, registers, external media<text:span text:style-name="T1">)</text:span> have a relatively simple structure as sequences of bits grouped into bytes or words. </text:p>
      <text:p text:style-name="P2"><text:span text:style-name="T1">D</text:span>ata storage of the virtual computer for a programming language <text:span text:style-name="T1">are </text:span>complex arrays, stacks, numbers, character strings, and other forms of data existing at different points during execution of a program.</text:p>
      <text:p text:style-name="P3"><text:span text:style-name="T1">D</text:span>ata object to refer to a run-time grouping of one or more pieces of data in a virtual computer. During execution of a program, different data objects of different types exist. </text:p>
      <text:p text:style-name="P3"><text:span text:style-name="T2">O</text:span>rganization of storage areas of an actual computer, these data objects and interrelationships change dynamically during program execution.</text:p>
      <text:p text:style-name="P3"/>
      <text:p text:style-name="P5"><text:span text:style-name="T5">Programmer defined data objects</text:span><text:span text:style-name="T3"> - variables, arrays, constants, files, etc. </text:span><text:span text:style-name="T9"><text:s/>(</text:span><text:span text:style-name="T8">exist during program execution</text:span><text:span text:style-name="T9"> </text:span><text:span text:style-name="T8">are programmer defined</text:span><text:span text:style-name="T9">). P</text:span><text:span text:style-name="T8">rogrammer explicitly creates and manipulates through declarations and statements in the program. </text:span></text:p>
      <text:p text:style-name="P5"><text:span text:style-name="T5">System defined data objects</text:span><text:span text:style-name="T3"> - set up for housekeeping during program execution, not directly accessible by the program. </text:span><text:span text:style-name="T4">(</text:span><text:span text:style-name="T3">run-time storage stacks, </text:span><text:span text:style-name="T4">subprogram activation records, file buffers, and free-space lists)</text:span><text:span text:style-name="T3">. </text:span><text:span text:style-name="T8">data objects are ordinarily generated automatically as needed during program execution without explicit specification by the programmer.</text:span></text:p>
      <text:p text:style-name="P3">A data object represents container for data value<text:span text:style-name="T13">: </text:span>a place where data values may be stored and later retrieved. A data object is characterized by a set of attributes, the most important of which is its data type. The attributes determine the number and type of values that the data object may contain , the logical organization of those values.</text:p>
      <text:p text:style-name="P3"/>
      <text:p text:style-name="P4">A data value might be a single number, character, or a pointer to another data object. A data value is ordinarily represented by a particular pattern of bits in the storage of a computer. </text:p>
      <text:p text:style-name="P4">To say that a data object A contains the value B means that the block of storage representing A is set to contain the particular bit pattern representing B.</text:p>
      <text:p text:style-name="P4"/>
      <text:p text:style-name="P4">A data object is <text:span text:style-name="T11">elementary</text:span> if it contains a data value that is always manipulated as a unit. </text:p>
      <text:p text:style-name="P4">A data object is a data structure if it is an aggregate of other data objects. Although the attributes of a data object are invariant during its lifetime, the bindings may change dynamically. The most important attributes and bindings are as follows:</text:p>
      <text:list xml:id="list3420750541" text:style-name="L1">
        <text:list-item>
          <text:p text:style-name="P18">Type: determines the set of data values that the object may take and the applicable operations.</text:p>
        </text:list-item>
        <text:list-item>
          <text:p text:style-name="P16">Name: the binding of a name to a data object.</text:p>
        </text:list-item>
        <text:list-item>
          <text:p text:style-name="P16"><draw:frame draw:style-name="fr1" draw:name="Image1" text:anchor-type="paragraph" svg:x="5.701cm" svg:y="0.106cm" svg:width="13.758cm" svg:height="3.974cm" draw:z-index="0"><draw:image xlink:href="Pictures/100002010000028B000000BC16BA967C7DE4244A.png" xlink:type="simple" xlink:show="embed" xlink:actuate="onLoad" loext:mime-type="image/png"/></draw:frame>Component: the binding of a data object to one or more data objects.</text:p>
        </text:list-item>
        <text:list-item>
          <text:p text:style-name="P16">Location: the storage location in memory assigned by the system.</text:p>
        </text:list-item>
        <text:list-item>
          <text:p text:style-name="P17"><text:span text:style-name="T20">Value: t</text:span>he assignment of a bit pattern to a name.</text:p>
        </text:list-item>
      </text:list>
      <text:p text:style-name="P7"><text:span text:style-name="T10">Type</text:span>, <text:span text:style-name="T10">name </text:span>and <text:span text:style-name="T10">component </text:span>are bound at translation, <text:span text:style-name="T10">location </text:span>is bound at loading, <text:span text:style-name="T10">value </text:span>is bound at execution</text:p>
      <text:p text:style-name="P7"/>
      <text:p text:style-name="P6"/>
      <text:p text:style-name="P6">Variables and Constants:</text:p>
      <text:p text:style-name="P11">A data object that is defined and named by the programmer explicitly in a <text:s/>program is <text:span text:style-name="T14">variable</text:span>. <text:span text:style-name="T21">V</text:span>alue (or values) of a variable as being modifiable by assignment operations (i.e., the binding of data object to value may change during its lifetime). If there is no difference between upper and lower case letters in a name, the names are said to be case insensitive. If they are different objects, the names are case sensitive.</text:p>
      <text:p text:style-name="P12"><text:span text:style-name="T24">Example</text:span>: int N; N = 27; N. We would describe the situation somewhat more completely as follows:</text:p>
      <text:p text:style-name="P12">1. The declaration specifies an elementary data object of type integer.</text:p>
      <text:p text:style-name="P12">2. This data object is to be created on entry to the subprogram and destroyed on exit.</text:p>
      <text:p text:style-name="P13">3. During its lifetime, the data object is to be bound to the name "N," through which it may be referenced. Other names may be bound to the data object if it is passed as an argument to another subprogram.</text:p>
      <text:p text:style-name="P13"><text:soft-page-break/>4. No value is bound to the data object initially, but the assignment statement binds the value 27 to it temporarily until some later assignment to N changes the binding.</text:p>
      <text:p text:style-name="P12">5. Hidden from the programmer are other bindings made by the virtual computer the data object N is made a component of an activation record, a data object that contains all the local data for the subprogram, and this activation record is allocated storage in a run-time stack (another hidden data object) at the time that execution of the subprogram begins. When the subprogram</text:p>
      <text:p text:style-name="P12">terminates, this storage is freed for reuse, and the binding of data object to storage location is destroyed.</text:p>
      <text:p text:style-name="P14"/>
      <text:p text:style-name="P14">A <text:span text:style-name="T12">constant</text:span> is a data object with a name that is bound to a value (or values) permanently during its lifetime. </text:p>
      <text:p text:style-name="P14">A literal (or literal constant) : whose name is just the written representation of its value (e.g., "21" is the written <text:s/>decimal representation of the literal constant that is a data object with value 21).</text:p>
      <text:p text:style-name="P11">Because value of constant is bound to its name permanently during its lifetime, that binding is also known <text:span text:style-name="T21">as</text:span> translator.</text:p>
      <text:p text:style-name="P8">A programmer-defined constant: the name is chosen by the programmer in a definition of the data object.</text:p>
      <text:p text:style-name="P9"><text:span text:style-name="T25">Example</text:span><text:span text:style-name="T22"> :</text:span>const int MAX=30; int N; N = 27; N = N + MAX;</text:p>
      <text:p text:style-name="P10">N is a simple variable; MAX, 27, and 30 are constants. N, MAX, "27," and "30" are names for data objects of type integer. The constant declaration specifies that the data object named MAX is to be bound permanently to the value 30, programmer-defined constant.</text:p>
      <text:p text:style-name="P9">The name "27," is a literal that names a data object containing value 27, literals defined as part of language definition itself. <text:span text:style-name="T23">M</text:span>acro definitions such as #define MAX 30, which is a compile-time operation that causes all references to MAX in the program to be changed to the constant 30. Note that in this example, the constant 30 has two names, the programmer- defined name "MAX" and the literal name "30,".</text:p>
      <text:p text:style-name="P8"/>
      <text:p text:style-name="P15"><text:span text:style-name="T15">Persistence :</text:span><text:span text:style-name="T19">Data objects are created and exist during the execution of the program. Some data objects exist only while the program is running. They are called </text:span>transient data objects<text:span text:style-name="T19">. Other data objects continue to exist after the program terminates, e.g. data files. They are called </text:span>persistent data objects. <text:span text:style-name="T19">In certain applications, e.g. transaction-based systems the data and the programs coexist practically indefinitely, and they need a mechanism to indicate that an object is persistent. Languages that provide such mechanisms are called </text:span>persistent languages<text:span text:style-name="T19">.</text:span></text:p>
      <text:p text:style-name="P19"/>
      <text:p text:style-name="P20">Data Types:</text:p>
      <text:p text:style-name="P26"><text:span text:style-name="T16">A data type is a class of data objects together with a set of operations for creating and manipulating them. Although a program deals with particular data objects such as an array A, the integer variable X, or the file F, a programming language necessarily deals more commonly with data types such as the class of arrays, integers, or files and the operations provided for manipulating arrays, integers, or files. </text:span><text:span text:style-name="T18">S</text:span><text:span text:style-name="T17">ome</text:span><text:span text:style-name="T7"> of</text:span><text:span text:style-name="T6"> elementary data types:</text:span><text:line-break/><text:span text:style-name="T6">integer, real, character, Boolean, enumeration, pointer.</text:span></text:p>
      <text:p text:style-name="P21">The basic elements of a specification of a data type are as follows:</text:p>
      <text:p text:style-name="P21">1. The <text:span text:style-name="T11">attributes</text:span> that distinguish data objects of that type,</text:p>
      <text:p text:style-name="P21">2. The <text:span text:style-name="T11">values</text:span> that data objects of that type may have, and</text:p>
      <text:p text:style-name="P21">3. The <text:span text:style-name="T11">operations</text:span> that define the possible manipulations of data objects of that type.</text:p>
      <text:p text:style-name="P22"><text:span text:style-name="T26">S</text:span>pecification of an array data type, the attributes might include the:</text:p>
      <text:list xml:id="list70777062" text:style-name="L2">
        <text:list-item>
          <text:p text:style-name="P23"><text:span text:style-name="T26">N</text:span>umber of dimensions, the subscript range for each dimension, and the data type of the components</text:p>
        </text:list-item>
        <text:list-item>
          <text:p text:style-name="P23"><text:span text:style-name="T26">T</text:span>he values would be the sets of numbers that form valid values for array components</text:p>
        </text:list-item>
        <text:list-item>
          <text:p text:style-name="P23">operations would include subscripting to select individual array components operations to create/change their shape</text:p>
        </text:list-item>
        <text:list-item>
          <text:p text:style-name="P23"><text:s/>access attributes <text:s/>perform arithmetic on pairs of arrays.</text:p>
        </text:list-item>
      </text:list>
      <text:p text:style-name="P22"><text:span text:style-name="T27">B</text:span>asic elements of the implementation of a data type:</text:p>
      <text:p text:style-name="P24"><text:span text:style-name="T27">1. </text:span><text:span text:style-name="T11">storage representation</text:span> used to represent data objects of data type in the storage during program execution</text:p>
      <text:p text:style-name="P24"><text:span text:style-name="T27">2. M</text:span>anner in which the operations defined for the data type are represented in terms of <text:span text:style-name="T11">algorithms</text:span> or <text:span text:style-name="T11">procedures</text:span> that manipulate the chosen storage representation of the data objects. The implementation of a data type defines the <text:span text:style-name="T11">simulation</text:span> of those parts of the virtual computer in terms of the more primitive constructs provided by the underlying layer of virtual computer, which may be directly hardware computer or hardware/software combination defined by operating system <text:span text:style-name="T28">\\</text:span></text:p>
      <text:p text:style-name="P24">Attributes of data objects are represented syntactically by <text:span text:style-name="T11">declarations</text:span> or <text:span text:style-name="T11">type</text:span> <text:span text:style-name="T11">definitions</text:span>.</text:p>
      <text:p text:style-name="P24">Values <text:span text:style-name="T28">=&gt; literals or defined constants. <text:tab/><text:tab/>Operations =&gt; built-in procedures, or functions</text:span></text:p>
      <text:p text:style-name="P27"><text:soft-page-break/>Specification of Elementary Data Types:</text:p>
      <text:p text:style-name="P25">An elementary data object contains a single data value. A class of such data objects over which various operations are defined is termed an elementary data type. <text:span text:style-name="T29">E</text:span>ach programming language have different set of elementary data types <text:span text:style-name="T29">like </text:span>integer, real, character, Boolean, enumeration, pointer are often included, the exact specification may differ between two languag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svg:font-family="Helvetica"/>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IN"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0.6cm" fo:margin-right="0.504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09T22:03:58.461134048</meta:creation-date>
    <dc:date>2019-04-10T01:12:11.027971666</dc:date>
    <meta:editing-duration>PT1H58M20S</meta:editing-duration>
    <meta:editing-cycles>7</meta:editing-cycles>
    <meta:generator>LibreOffice/6.0.7.3$Linux_X86_64 LibreOffice_project/00m0$Build-3</meta:generator>
    <meta:document-statistic meta:table-count="0" meta:image-count="1" meta:object-count="0" meta:page-count="3" meta:paragraph-count="53" meta:word-count="1415" meta:character-count="8605" meta:non-whitespace-character-count="7239"/>
  </office:meta>
</office:document-meta>
</file>